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065473199" calcext:value-type="float">
            <text:p>1,065473199</text:p>
          </table:table-cell>
          <table:table-cell office:value-type="float" office:value="0.5755039454" calcext:value-type="float">
            <text:p>0,5755039454</text:p>
          </table:table-cell>
          <table:table-cell office:value-type="float" office:value="0.0005566105829" calcext:value-type="float">
            <text:p>0,0005566106</text:p>
          </table:table-cell>
          <table:table-cell office:value-type="float" office:value="0.0001309671934" calcext:value-type="float">
            <text:p>0,00013096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25" calcext:value-type="float">
            <text:p>15825</text:p>
          </table:table-cell>
          <table:table-cell office:value-type="float" office:value="1.08521533" calcext:value-type="float">
            <text:p>1,08521533</text:p>
          </table:table-cell>
          <table:table-cell office:value-type="float" office:value="0.5984097719" calcext:value-type="float">
            <text:p>0,5984097719</text:p>
          </table:table-cell>
          <table:table-cell office:value-type="float" office:value="0.0004572772305" calcext:value-type="float">
            <text:p>0,0004572772</text:p>
          </table:table-cell>
          <table:table-cell table:style-name="ce1" office:value-type="float" office:value="0.0000326626614" calcext:value-type="float">
            <text:p>3,27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861" calcext:value-type="float">
            <text:p>15861</text:p>
          </table:table-cell>
          <table:table-cell office:value-type="float" office:value="1.084868073" calcext:value-type="float">
            <text:p>1,084868073</text:p>
          </table:table-cell>
          <table:table-cell office:value-type="float" office:value="0.5987090468" calcext:value-type="float">
            <text:p>0,5987090468</text:p>
          </table:table-cell>
          <table:table-cell office:value-type="float" office:value="0.0007496252074" calcext:value-type="float">
            <text:p>0,0007496252</text:p>
          </table:table-cell>
          <table:table-cell table:style-name="ce1" office:value-type="float" office:value="0.00003259240111" calcext:value-type="float">
            <text:p>3,2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01" calcext:value-type="float">
            <text:p>15901</text:p>
          </table:table-cell>
          <table:table-cell office:value-type="float" office:value="1.191786528" calcext:value-type="float">
            <text:p>1,191786528</text:p>
          </table:table-cell>
          <table:table-cell office:value-type="float" office:value="0.5957430005" calcext:value-type="float">
            <text:p>0,5957430005</text:p>
          </table:table-cell>
          <table:table-cell office:value-type="float" office:value="0.001462891349" calcext:value-type="float">
            <text:p>0,0014628913</text:p>
          </table:table-cell>
          <table:table-cell table:style-name="ce1" office:value-type="float" office:value="0.00003250869486" calcext:value-type="float">
            <text:p>3,25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56" calcext:value-type="float">
            <text:p>16056</text:p>
          </table:table-cell>
          <table:table-cell office:value-type="float" office:value="1.032544732" calcext:value-type="float">
            <text:p>1,032544732</text:p>
          </table:table-cell>
          <table:table-cell office:value-type="float" office:value="0.5999066234" calcext:value-type="float">
            <text:p>0,5999066234</text:p>
          </table:table-cell>
          <table:table-cell office:value-type="float" office:value="0.0001932740561" calcext:value-type="float">
            <text:p>0,0001932741</text:p>
          </table:table-cell>
          <table:table-cell table:style-name="ce1" office:value-type="float" office:value="0.0000322123451" calcext:value-type="float">
            <text:p>3,2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063" calcext:value-type="float">
            <text:p>16063</text:p>
          </table:table-cell>
          <table:table-cell office:value-type="float" office:value="1.032321692" calcext:value-type="float">
            <text:p>1,032321692</text:p>
          </table:table-cell>
          <table:table-cell office:value-type="float" office:value="0.5918805003" calcext:value-type="float">
            <text:p>0,5918805003</text:p>
          </table:table-cell>
          <table:table-cell table:style-name="ce1" office:value-type="float" office:value="0.00009660280193" calcext:value-type="float">
            <text:p>9,66E-005</text:p>
          </table:table-cell>
          <table:table-cell table:style-name="ce1" office:value-type="float" office:value="0.00003220093276" calcext:value-type="float">
            <text:p>3,22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069" calcext:value-type="float">
            <text:p>16069</text:p>
          </table:table-cell>
          <table:table-cell office:value-type="float" office:value="1.332044959" calcext:value-type="float">
            <text:p>1,332044959</text:p>
          </table:table-cell>
          <table:table-cell office:value-type="float" office:value="0.5956612825" calcext:value-type="float">
            <text:p>0,5956612825</text:p>
          </table:table-cell>
          <table:table-cell office:value-type="float" office:value="0.0006437906413" calcext:value-type="float">
            <text:p>0,0006437906</text:p>
          </table:table-cell>
          <table:table-cell table:style-name="ce1" office:value-type="float" office:value="0.00003218953134" calcext:value-type="float">
            <text:p>3,22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111" calcext:value-type="float">
            <text:p>16111</text:p>
          </table:table-cell>
          <table:table-cell office:value-type="float" office:value="1.213229418" calcext:value-type="float">
            <text:p>1,213229418</text:p>
          </table:table-cell>
          <table:table-cell office:value-type="float" office:value="0.5969005823" calcext:value-type="float">
            <text:p>0,5969005823</text:p>
          </table:table-cell>
          <table:table-cell office:value-type="float" office:value="0.0004815718567" calcext:value-type="float">
            <text:p>0,0004815719</text:p>
          </table:table-cell>
          <table:table-cell table:style-name="ce1" office:value-type="float" office:value="0.00003210478826" calcext:value-type="float">
            <text:p>3,21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179" calcext:value-type="float">
            <text:p>16179</text:p>
          </table:table-cell>
          <table:table-cell office:value-type="float" office:value="1.198545575" calcext:value-type="float">
            <text:p>1,198545575</text:p>
          </table:table-cell>
          <table:table-cell office:value-type="float" office:value="0.5976881981" calcext:value-type="float">
            <text:p>0,5976881981</text:p>
          </table:table-cell>
          <table:table-cell office:value-type="float" office:value="0.0006715057534" calcext:value-type="float">
            <text:p>0,0006715058</text:p>
          </table:table-cell>
          <table:table-cell table:style-name="ce1" office:value-type="float" office:value="0.00003197646583" calcext:value-type="float">
            <text:p>3,2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37" calcext:value-type="float">
            <text:p>16237</text:p>
          </table:table-cell>
          <table:table-cell office:value-type="float" office:value="1.346385837" calcext:value-type="float">
            <text:p>1,346385837</text:p>
          </table:table-cell>
          <table:table-cell office:value-type="float" office:value="0.5961663127" calcext:value-type="float">
            <text:p>0,5961663127</text:p>
          </table:table-cell>
          <table:table-cell office:value-type="float" office:value="0.0004142370017" calcext:value-type="float">
            <text:p>0,000414237</text:p>
          </table:table-cell>
          <table:table-cell table:style-name="ce1" office:value-type="float" office:value="0.00003186438698" calcext:value-type="float">
            <text:p>3,19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582415343" calcext:value-type="float">
            <text:p>1,1582415343</text:p>
          </table:table-cell>
          <table:table-cell table:formula="of:=AVERAGE([.D2:.D11])" office:value-type="float" office:value="0.59465692639" calcext:value-type="float">
            <text:p>0,5946569264</text:p>
          </table:table-cell>
          <table:table-cell table:formula="of:=AVERAGE([.E2:.E11])" office:value-type="float" office:value="0.000572738648093" calcext:value-type="float">
            <text:p>0,0005727386</text:p>
          </table:table-cell>
          <table:table-cell table:formula="of:=AVERAGE([.F2:.F11])" office:value-type="float" office:value="0.000042127940104" calcext:value-type="float">
            <text:p>4,2127940104E-005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7:09:16.4526176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7:03:40.785216370</meta:creation-date>
    <dc:date>2014-01-27T17:09:34.150109848</dc:date>
    <meta:editing-duration>P0D</meta:editing-duration>
    <meta:editing-cycles>2</meta:editing-cycles>
    <meta:generator>LibreOffice/4.1.4.2$Linux_X86_64 LibreOffice_project/410m0$Build-2</meta:generator>
    <meta:document-statistic meta:table-count="1" meta:cell-count="70" meta:object-count="0"/>
  </office:meta>
</office:document-meta>
</file>